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E03B5CAD1CC4D26F74.png" manifest:media-type="image/png"/>
  <manifest:file-entry manifest:full-path="Pictures/1000020100000280000001E081834D3A1AC9F4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0ba94" officeooo:paragraph-rsid="0010ba94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1693in" svg:height="4.6272in" draw:z-index="0"><draw:image xlink:href="Pictures/1000020100000280000001E081834D3A1AC9F4EE.png" xlink:type="simple" xlink:show="embed" xlink:actuate="onLoad"/></draw:frame>Epsilon varies 0-&gt;1; gama = 0.8</text:p>
      <text:p text:style-name="P1"><draw:frame draw:style-name="fr2" draw:name="Image2" text:anchor-type="paragraph" svg:width="6.4in" svg:height="4.8in" draw:z-index="1"><draw:image xlink:href="Pictures/1000020100000280000001E03B5CAD1CC4D26F74.png" xlink:type="simple" xlink:show="embed" xlink:actuate="onLoad"/></draw:frame>Epsilon = 0.9; gama = 0.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6:53:34.329819592</meta:creation-date>
    <dc:date>2018-07-19T16:57:29.397161966</dc:date>
    <meta:editing-duration>PT3M55S</meta:editing-duration>
    <meta:editing-cycles>1</meta:editing-cycles>
    <meta:document-statistic meta:table-count="0" meta:image-count="2" meta:object-count="0" meta:page-count="1" meta:paragraph-count="2" meta:word-count="12" meta:character-count="56" meta:non-whitespace-character-count="46"/>
    <meta:generator>LibreOffice/5.1.6.2$Linux_X86_64 LibreOffice_project/10m0$Build-2</meta:generator>
  </office:meta>
</office:document-meta>
</file>